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 fo:min-height="1.02cm" fo:min-width="2.92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3399ff" draw:textarea-horizontal-align="justify" draw:textarea-vertical-align="middle" draw:auto-grow-height="false" fo:min-height="1.02cm" fo:min-width="2.929cm"/>
    </style:style>
    <style:style style:name="gr4" style:family="graphic" style:parent-style-name="standard">
      <style:graphic-properties draw:fill="solid" draw:fill-color="#ff6666" draw:textarea-horizontal-align="justify" draw:textarea-vertical-align="middle" draw:auto-grow-height="false" fo:min-height="1.02cm" fo:min-width="2.929cm"/>
    </style:style>
    <style:style style:name="gr5" style:family="graphic" style:parent-style-name="standard">
      <style:graphic-properties draw:fill="solid" draw:fill-color="#ff9900" draw:textarea-horizontal-align="justify" draw:textarea-vertical-align="middle" draw:auto-grow-height="false" fo:min-height="1.02cm" fo:min-width="2.92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fe7f5"/>
      <style:paragraph-properties fo:text-align="center"/>
      <style:text-properties style:font-name="Monaco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3399ff"/>
      <style:paragraph-properties fo:text-align="center"/>
      <style:text-properties fo:color="#ffffff" style:font-name="Liberation Sans2" fo:font-size="14pt" style:font-size-asian="14pt" style:font-size-complex="14pt"/>
    </style:style>
    <style:style style:name="P5" style:family="paragraph">
      <loext:graphic-properties draw:fill="solid" draw:fill-color="#cfe7f5"/>
      <style:paragraph-properties fo:text-align="center"/>
      <style:text-properties style:font-name="Monaco" fo:font-size="18pt"/>
    </style:style>
    <style:style style:name="P6" style:family="paragraph">
      <loext:graphic-properties draw:fill="solid" draw:fill-color="#ff6666"/>
      <style:paragraph-properties fo:text-align="center"/>
      <style:text-properties fo:color="#ffffff" style:font-name="Liberation Sans2" fo:font-size="14pt" style:font-size-asian="14pt" style:font-size-complex="14pt"/>
    </style:style>
    <style:style style:name="P7" style:family="paragraph">
      <loext:graphic-properties draw:fill="solid" draw:fill-color="#ff9900"/>
      <style:paragraph-properties fo:text-align="center"/>
      <style:text-properties fo:color="#ffffff" style:font-name="Liberation Sans2" fo:font-size="14pt" style:font-size-asian="14pt" style:font-size-complex="14pt"/>
    </style:style>
    <style:style style:name="T1" style:family="text">
      <style:text-properties style:font-name="Monaco"/>
    </style:style>
    <style:style style:name="T2" style:family="text">
      <style:text-properties fo:color="#ffffff" style:font-name="Liberation Sans2" fo:font-size="14pt" style:font-size-asian="14pt" style:font-size-complex="14pt"/>
    </style:style>
    <style:style style:name="T3" style:family="text">
      <style:text-properties style:font-name="Monaco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napshots" draw:style-name="dp1" draw:master-page-name="Default">
        <draw:custom-shape draw:style-name="gr1" draw:text-style-name="P2" xml:id="id2" draw:id="id2" draw:layer="layout" svg:width="3.429cm" svg:height="1.27cm" svg:x="3.413cm" svg:y="9.322cm">
          <text:p text:style-name="P1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429cm" svg:height="1.27cm" svg:x="8.413cm" svg:y="9.322cm">
          <text:p text:style-name="P1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429cm" svg:height="1.27cm" svg:x="13.413cm" svg:y="9.322cm">
          <text:p text:style-name="P1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1" draw:start-glue-point="3" draw:end-shape="id2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3" draw:start-glue-point="3" draw:end-shape="id1" svg:d="M13413 9957h-1571" svg:viewBox="0 0 1572 1">
          <text:p/>
        </draw:connector>
        <draw:custom-shape draw:style-name="gr3" draw:text-style-name="P4" xml:id="id6" draw:id="id6" draw:layer="layout" svg:width="3.429cm" svg:height="1.27cm" svg:x="13.413cm" svg:y="11.922cm">
          <text:p text:style-name="P1"><text:span text:style-name="T2">Snapshot 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429cm" svg:height="1.27cm" svg:x="8.413cm" svg:y="11.922cm">
          <text:p text:style-name="P1"><text:span text:style-name="T2">Snapshot 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429cm" svg:height="1.27cm" svg:x="3.413cm" svg:y="11.922cm">
          <text:p text:style-name="P1"><text:span text:style-name="T2">Snapshot 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127cm" svg:y1="10.592cm" svg:x2="5.127cm" svg:y2="11.922cm" draw:start-shape="id2" draw:start-glue-point="2" draw:end-shape="id4" svg:d="M5127 10592v1330" svg:viewBox="0 0 1 1331">
          <text:p/>
        </draw:connector>
        <draw:connector draw:style-name="gr2" draw:text-style-name="P3" draw:layer="layout" svg:x1="10.127cm" svg:y1="10.592cm" svg:x2="10.127cm" svg:y2="11.922cm" draw:start-shape="id1" draw:end-shape="id5" svg:d="M10127 10592v1330" svg:viewBox="0 0 1 1331">
          <text:p/>
        </draw:connector>
        <draw:connector draw:style-name="gr2" draw:text-style-name="P3" draw:layer="layout" svg:x1="15.127cm" svg:y1="10.592cm" svg:x2="15.127cm" svg:y2="11.922cm" draw:start-shape="id3" draw:end-shape="id6" draw:end-glue-point="0" svg:d="M15127 10592v1330" svg:viewBox="0 0 1 1331">
          <text:p/>
        </draw:connector>
      </draw:page>
      <draw:page draw:name="HEAD" draw:style-name="dp1" draw:master-page-name="Default_5f_">
        <draw:custom-shape draw:style-name="gr1" draw:text-style-name="P5" xml:id="id8" draw:id="id8" draw:layer="layout" svg:width="3.429cm" svg:height="1.27cm" svg:x="3.413cm" svg:y="9.322cm">
          <text:p text:style-name="P1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7" draw:id="id7" draw:layer="layout" svg:width="3.429cm" svg:height="1.27cm" svg:x="8.413cm" svg:y="9.322cm">
          <text:p text:style-name="P1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9" draw:id="id9" draw:layer="layout" svg:width="3.429cm" svg:height="1.27cm" svg:x="13.413cm" svg:y="9.322cm">
          <text:p text:style-name="P1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7" draw:start-glue-point="3" draw:end-shape="id8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9" draw:start-glue-point="3" draw:end-shape="id7" svg:d="M13413 9957h-1571" svg:viewBox="0 0 1572 1">
          <text:p/>
        </draw:connector>
        <draw:custom-shape draw:style-name="gr4" draw:text-style-name="P6" xml:id="id10" draw:id="id10" draw:layer="layout" svg:width="3.429cm" svg:height="1.27cm" svg:x="13.413cm" svg:y="6.722cm">
          <text:p text:style-name="P1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7.992cm" svg:x2="15.127cm" svg:y2="9.322cm" draw:start-shape="id10" draw:start-glue-point="2" draw:end-shape="id9" svg:d="M15127 7992v1330" svg:viewBox="0 0 1 1331">
          <text:p/>
        </draw:connector>
        <draw:custom-shape draw:style-name="gr5" draw:text-style-name="P7" xml:id="id11" draw:id="id11" draw:layer="layout" svg:width="3.429cm" svg:height="1.27cm" svg:x="13.413cm" svg:y="4.122cm">
          <text:p text:style-name="P1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5.392cm" svg:x2="15.127cm" svg:y2="6.722cm" draw:start-shape="id11" draw:start-glue-point="2" draw:end-shape="id10" svg:d="M15127 5392v1330" svg:viewBox="0 0 1 1331">
          <text:p/>
        </draw:connector>
      </draw:page>
      <draw:page draw:name="New branch" draw:style-name="dp1" draw:master-page-name="Default_5f_">
        <draw:custom-shape draw:style-name="gr1" draw:text-style-name="P5" xml:id="id13" draw:id="id13" draw:layer="layout" svg:width="3.429cm" svg:height="1.27cm" svg:x="3.413cm" svg:y="9.322cm">
          <text:p text:style-name="P1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2" draw:id="id12" draw:layer="layout" svg:width="3.429cm" svg:height="1.27cm" svg:x="8.413cm" svg:y="9.322cm">
          <text:p text:style-name="P1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4" draw:id="id14" draw:layer="layout" svg:width="3.429cm" svg:height="1.27cm" svg:x="13.413cm" svg:y="9.322cm">
          <text:p text:style-name="P1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12" draw:start-glue-point="3" draw:end-shape="id13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14" draw:start-glue-point="3" draw:end-shape="id12" svg:d="M13413 9957h-1571" svg:viewBox="0 0 1572 1">
          <text:p/>
        </draw:connector>
        <draw:custom-shape draw:style-name="gr4" draw:text-style-name="P6" xml:id="id15" draw:id="id15" draw:layer="layout" svg:width="3.429cm" svg:height="1.27cm" svg:x="13.413cm" svg:y="6.722cm">
          <text:p text:style-name="P1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7.992cm" svg:x2="15.127cm" svg:y2="9.322cm" draw:start-shape="id15" draw:start-glue-point="2" draw:end-shape="id14" svg:d="M15127 7992v1330" svg:viewBox="0 0 1 1331">
          <text:p/>
        </draw:connector>
        <draw:custom-shape draw:style-name="gr4" draw:text-style-name="P6" xml:id="id16" draw:id="id16" draw:layer="layout" svg:width="3.429cm" svg:height="1.27cm" svg:x="13.413cm" svg:y="11.922cm">
          <text:p text:style-name="P1"><text:span text:style-name="T2">feature-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11.922cm" svg:x2="15.127cm" svg:y2="10.592cm" draw:start-shape="id16" draw:start-glue-point="0" draw:end-shape="id14" svg:d="M15127 11922v-1330" svg:viewBox="0 0 1 1331">
          <text:p/>
        </draw:connector>
        <draw:custom-shape draw:style-name="gr5" draw:text-style-name="P7" xml:id="id17" draw:id="id17" draw:layer="layout" svg:width="3.429cm" svg:height="1.27cm" svg:x="13.413cm" svg:y="4.122cm">
          <text:p text:style-name="P1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5.392cm" svg:x2="15.127cm" svg:y2="6.722cm" draw:start-shape="id17" draw:start-glue-point="2" draw:end-shape="id15" draw:end-glue-point="0" svg:d="M15127 5392v1330" svg:viewBox="0 0 1 1331">
          <text:p/>
        </draw:connector>
      </draw:page>
      <draw:page draw:name="Checkout" draw:style-name="dp1" draw:master-page-name="Default_5f_">
        <draw:custom-shape draw:style-name="gr1" draw:text-style-name="P5" xml:id="id19" draw:id="id19" draw:layer="layout" svg:width="3.429cm" svg:height="1.27cm" svg:x="3.413cm" svg:y="9.322cm">
          <text:p text:style-name="P1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8" draw:id="id18" draw:layer="layout" svg:width="3.429cm" svg:height="1.27cm" svg:x="8.413cm" svg:y="9.322cm">
          <text:p text:style-name="P1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20" draw:id="id20" draw:layer="layout" svg:width="3.429cm" svg:height="1.27cm" svg:x="13.413cm" svg:y="9.322cm">
          <text:p text:style-name="P1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18" draw:start-glue-point="3" draw:end-shape="id19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20" draw:start-glue-point="3" draw:end-shape="id18" svg:d="M13413 9957h-1571" svg:viewBox="0 0 1572 1">
          <text:p/>
        </draw:connector>
        <draw:custom-shape draw:style-name="gr4" draw:text-style-name="P6" xml:id="id21" draw:id="id21" draw:layer="layout" svg:width="3.429cm" svg:height="1.27cm" svg:x="13.413cm" svg:y="6.722cm">
          <text:p text:style-name="P1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7.992cm" svg:x2="15.127cm" svg:y2="9.322cm" draw:start-shape="id21" draw:start-glue-point="2" draw:end-shape="id20" svg:d="M15127 7992v1330" svg:viewBox="0 0 1 1331">
          <text:p/>
        </draw:connector>
        <draw:custom-shape draw:style-name="gr4" draw:text-style-name="P6" xml:id="id22" draw:id="id22" draw:layer="layout" svg:width="3.429cm" svg:height="1.27cm" svg:x="13.413cm" svg:y="11.922cm">
          <text:p text:style-name="P1"><text:span text:style-name="T2">feature-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11.922cm" svg:x2="15.127cm" svg:y2="10.592cm" draw:start-shape="id22" draw:start-glue-point="0" draw:end-shape="id20" svg:d="M15127 11922v-1330" svg:viewBox="0 0 1 1331">
          <text:p/>
        </draw:connector>
        <draw:custom-shape draw:style-name="gr5" draw:text-style-name="P7" xml:id="id23" draw:id="id23" draw:layer="layout" svg:width="3.429cm" svg:height="1.27cm" svg:x="13.413cm" svg:y="14.522cm">
          <text:p text:style-name="P1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14.522cm" svg:x2="15.127cm" svg:y2="13.192cm" draw:start-shape="id23" draw:start-glue-point="0" draw:end-shape="id22" draw:end-glue-point="2" svg:d="M15127 14522v-1330" svg:viewBox="0 0 1 1331">
          <text:p/>
        </draw:connector>
      </draw:page>
      <draw:page draw:name="page5" draw:style-name="dp1" draw:master-page-name="Default_5f_">
        <draw:custom-shape draw:style-name="gr1" draw:text-style-name="P5" xml:id="id25" draw:id="id25" draw:layer="layout" svg:width="3.429cm" svg:height="1.27cm" svg:x="3.413cm" svg:y="9.322cm">
          <text:p text:style-name="P1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24" draw:id="id24" draw:layer="layout" svg:width="3.429cm" svg:height="1.27cm" svg:x="8.413cm" svg:y="9.322cm">
          <text:p text:style-name="P1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26" draw:id="id26" draw:layer="layout" svg:width="3.429cm" svg:height="1.27cm" svg:x="13.413cm" svg:y="9.322cm">
          <text:p text:style-name="P1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24" draw:start-glue-point="3" draw:end-shape="id25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26" draw:start-glue-point="3" draw:end-shape="id24" svg:d="M13413 9957h-1571" svg:viewBox="0 0 1572 1">
          <text:p/>
        </draw:connector>
        <draw:custom-shape draw:style-name="gr4" draw:text-style-name="P6" xml:id="id27" draw:id="id27" draw:layer="layout" svg:width="3.429cm" svg:height="1.27cm" svg:x="13.413cm" svg:y="6.722cm">
          <text:p text:style-name="P1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7.992cm" svg:x2="15.127cm" svg:y2="9.322cm" draw:start-shape="id27" draw:start-glue-point="2" draw:end-shape="id26" svg:d="M15127 7992v1330" svg:viewBox="0 0 1 1331">
          <text:p/>
        </draw:connector>
        <draw:custom-shape draw:style-name="gr1" draw:text-style-name="P5" xml:id="id28" draw:id="id28" draw:layer="layout" svg:width="3.429cm" svg:height="1.27cm" svg:x="18.413cm" svg:y="9.322cm">
          <text:p text:style-name="P1"><text:span text:style-name="T3">712ff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9.957cm" svg:x2="16.842cm" svg:y2="9.957cm" draw:start-shape="id28" draw:start-glue-point="3" draw:end-shape="id26" draw:end-glue-point="1" svg:d="M18413 9957h-1571" svg:viewBox="0 0 1572 1">
          <text:p/>
        </draw:connector>
        <draw:custom-shape draw:style-name="gr4" draw:text-style-name="P6" xml:id="id30" draw:id="id30" draw:layer="layout" svg:width="3.429cm" svg:height="1.27cm" svg:x="18.413cm" svg:y="11.922cm">
          <text:p text:style-name="P1"><text:span text:style-name="T2">feature-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9" draw:id="id29" draw:layer="layout" svg:width="3.429cm" svg:height="1.27cm" svg:x="18.413cm" svg:y="14.522cm">
          <text:p text:style-name="P1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0.127cm" svg:y1="14.522cm" svg:x2="20.127cm" svg:y2="13.192cm" draw:start-shape="id29" draw:start-glue-point="0" draw:end-shape="id30" draw:end-glue-point="2" svg:d="M20127 14522v-1330" svg:viewBox="0 0 1 1331">
          <text:p/>
        </draw:connector>
        <draw:connector draw:style-name="gr2" draw:text-style-name="P3" draw:layer="layout" svg:x1="20.127cm" svg:y1="11.922cm" svg:x2="20.127cm" svg:y2="10.592cm" draw:start-shape="id30" draw:start-glue-point="0" draw:end-shape="id28" draw:end-glue-point="2" svg:d="M20127 11922v-1330" svg:viewBox="0 0 1 13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4T14:48:28.879187000</meta:creation-date>
    <dc:date>2017-01-25T11:08:41.360857000</dc:date>
    <meta:editing-duration>PT2H16M55S</meta:editing-duration>
    <meta:editing-cycles>10</meta:editing-cycles>
    <meta:generator>LibreOffice/5.2.4.2$MacOSX_X86_64 LibreOffice_project/3d5603e1122f0f102b62521720ab13a38a4e0eb0</meta:generator>
    <meta:document-statistic meta:object-count="55"/>
  </office:meta>
</office:document-meta>
</file>